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799cm"/>
    </style:style>
    <style:style style:name="co20" style:family="table-column">
      <style:table-column-properties fo:break-before="auto" style:column-width="3.12cm"/>
    </style:style>
    <style:style style:name="co4" style:family="table-column">
      <style:table-column-properties fo:break-before="auto" style:column-width="2.849cm"/>
    </style:style>
    <style:style style:name="co5" style:family="table-column">
      <style:table-column-properties fo:break-before="auto" style:column-width="1.238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1.485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1.189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0.967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2.03cm"/>
    </style:style>
    <style:style style:name="co16" style:family="table-column">
      <style:table-column-properties fo:break-before="auto" style:column-width="1.759cm"/>
    </style:style>
    <style:style style:name="co17" style:family="table-column">
      <style:table-column-properties fo:break-before="auto" style:column-width="1.882cm"/>
    </style:style>
    <style:style style:name="co21" style:family="table-column">
      <style:table-column-properties fo:break-before="auto" style:column-width="1.857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table:shapes>
          <draw:frame draw:z-index="0" draw:style-name="gr1" draw:text-style-name="P1" svg:width="5.908cm" svg:height="3.498cm" svg:x="38.561cm" svg:y="0.04cm">
            <draw:object draw:notify-on-update-of-ranges="Materials.A2:Materials.A8 Materials.E1:Materials.E1 Materials.E2:Materials.E8 Materials.F1:Materials.F1 Materials.F2:Materials.F8 Materials.G1:Materials.G1 Materials.G2:Materials.G8 Materials.H1:Materials.H1 Materials.H2:Materials.H8 Materials.I1:Materials.I1 Materials.I2:Materials.I8 Materials.J1:Materials.J1 Materials.J2:Materials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3cm" svg:height="5.409cm" svg:x="27.401cm" svg:y="0.14cm">
            <draw:object draw:notify-on-update-of-ranges="Materials.A3:Materials.A8 Materials.K1:Materials.K1 Materials.K3:Materials.K8 Materials.L1:Materials.L1 Materials.L3:Materials.L8 Materials.M1:Materials.M1 Materials.M3:Materials.M8 Materials.N1:Materials.N1 Materials.N3:Materials.N8 Materials.O1:Materials.O1 Materials.O3:Materials.O8 Materials.P1:Materials.P1 Materials.P3:Materials.P8 Materials.Q1:Materials.Q1 Materials.Q3:Materials.Q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388cm" svg:height="4.877cm" svg:x="36.502cm" svg:y="5.457cm">
            <draw:object draw:notify-on-update-of-ranges="Materials.A10:Materials.A13 Materials.F1:Materials.F1 Materials.F10:Materials.F13 Materials.G1:Materials.G1 Materials.G10:Materials.G13 Materials.H1:Materials.H1 Materials.H10:Materials.H13 Materials.I1:Materials.I1 Materials.I10:Materials.I13 Materials.J1:Materials.J1 Materials.J10:Materials.J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973cm" svg:height="4.59cm" svg:x="27.463cm" svg:y="5.669cm">
            <draw:object draw:notify-on-update-of-ranges="Materials.A10:Materials.A13 Materials.K1:Materials.K1 Materials.K10:Materials.K13 Materials.L1:Materials.L1 Materials.L10:Materials.L13 Materials.M1:Materials.M1 Materials.M10:Materials.M13 Materials.N1:Materials.N1 Materials.N10:Materials.N13 Materials.O1:Materials.O1 Materials.O10:Materials.O13 Materials.P1:Materials.P1 Materials.P10:Materials.P13 Materials.Q1:Materials.Q1 Materials.Q10:Materials.Q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418cm" svg:height="5.516cm" svg:x="38.348cm" svg:y="10.394cm">
            <draw:object draw:notify-on-update-of-ranges="Materials.A15:Materials.A20 Materials.F1:Materials.F1 Materials.F15:Materials.F20 Materials.G1:Materials.G1 Materials.G15:Materials.G20 Materials.H1:Materials.H1 Materials.H15:Materials.H20 Materials.I1:Materials.I1 Materials.I15:Materials.I20 Materials.J1:Materials.J1 Materials.J15:Materials.J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.728cm" svg:height="5.762cm" svg:x="27.62cm" svg:y="10.244cm">
            <draw:object draw:notify-on-update-of-ranges="Materials.A15:Materials.A20 Materials.K1:Materials.K1 Materials.K15:Materials.K20 Materials.L1:Materials.L1 Materials.L15:Materials.L20 Materials.M1:Materials.M1 Materials.M15:Materials.M20 Materials.N1:Materials.N1 Materials.N15:Materials.N20 Materials.O1:Materials.O1 Materials.O15:Materials.O20 Materials.P1:Materials.P1 Materials.P15:Materials.P20 Materials.Q1:Materials.Q1 Materials.Q15:Materials.Q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107cm" svg:height="6.156cm" svg:x="37.23cm" svg:y="15.982cm">
            <draw:object draw:notify-on-update-of-ranges="Materials.A22:Materials.A31 Materials.F1:Materials.F1 Materials.F22:Materials.F31 Materials.G1:Materials.G1 Materials.G22:Materials.G31 Materials.H1:Materials.H1 Materials.H22:Materials.H31 Materials.I1:Materials.I1 Materials.I22:Materials.I31 Materials.J1:Materials.J1 Materials.J22:Materials.J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.011cm" svg:height="6.214cm" svg:x="27.185cm" svg:y="16.031cm">
            <draw:object draw:notify-on-update-of-ranges="Materials.A22:Materials.A31 Materials.K1:Materials.K1 Materials.K22:Materials.K31 Materials.L1:Materials.L1 Materials.L22:Materials.L31 Materials.M1:Materials.M1 Materials.M22:Materials.M31 Materials.N1:Materials.N1 Materials.N22:Materials.N31 Materials.O1:Materials.O1 Materials.O22:Materials.O31 Materials.P1:Materials.P1 Materials.P22:Materials.P31 Materials.Q1:Materials.Q1 Materials.Q22:Materials.Q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0.471cm" svg:height="5.319cm" svg:x="27.11cm" svg:y="22.359cm">
            <draw:object draw:notify-on-update-of-ranges="Materials.A33:Materials.A38 Materials.K1:Materials.K1 Materials.K33:Materials.K38 Materials.L1:Materials.L1 Materials.L33:Materials.L38 Materials.M1:Materials.M1 Materials.M33:Materials.M38 Materials.N1:Materials.N1 Materials.N33:Materials.N38 Materials.O1:Materials.O1 Materials.O33:Materials.O38 Materials.P1:Materials.P1 Materials.P33:Materials.P38 Materials.Q1:Materials.Q1 Materials.Q33:Materials.Q3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7.213cm" svg:height="4.161cm" svg:x="37.456cm" svg:y="22.261cm">
            <draw:object draw:notify-on-update-of-ranges="Materials.A33:Materials.A38 Materials.E1:Materials.E1 Materials.E33:Materials.E38 Materials.F1:Materials.F1 Materials.F33:Materials.F38 Materials.G1:Materials.G1 Materials.G33:Materials.G38 Materials.H1:Materials.H1 Materials.H33:Materials.H38 Materials.I1:Materials.I1 Materials.I33:Materials.I38 Materials.J1:Materials.J1 Materials.J33:Materials.J3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5"/>
        <table:table-column table:style-name="co15" table:default-cell-style-name="ce5"/>
        <table:table-column table:style-name="co13" table:default-cell-style-name="ce5"/>
        <table:table-column table:style-name="co16" table:default-cell-style-name="ce5"/>
        <table:table-column table:style-name="co17" table:default-cell-style-name="ce5"/>
        <table:table-column table:style-name="co21" table:default-cell-style-name="ce5"/>
        <table:table-column table:style-name="co22" table:default-cell-style-name="ce5"/>
        <table:table-column table:style-name="co23" table:number-columns-repeated="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Weigh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Damage</text:p>
          </table:table-cell>
          <table:table-cell table:style-name="Default" office:value-type="string" calcext:value-type="string">
            <text:p>A.Piercing</text:p>
          </table:table-cell>
          <table:table-cell table:style-name="Default" office:value-type="string" calcext:value-type="string">
            <text:p>A.Slashing</text:p>
          </table:table-cell>
          <table:table-cell table:style-name="Default" office:value-type="string" calcext:value-type="string">
            <text:p>A.Bludg.</text:p>
          </table:table-cell>
          <table:table-cell table:style-name="Default" office:value-type="string" calcext:value-type="string">
            <text:p>A.Termal</text:p>
          </table:table-cell>
          <table:table-cell table:style-name="Default" office:value-type="string" calcext:value-type="string">
            <text:p>A.Chemic</text:p>
          </table:table-cell>
          <table:table-cell table:style-name="Default" office:value-type="string" calcext:value-type="string">
            <text:p>A.Electric</text:p>
          </table:table-cell>
          <table:table-cell table:style-name="Default" office:value-type="string" calcext:value-type="string">
            <text:p>A.General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number-columns-repeated="2" table:style-name="Default" office:value-type="float" office:value="3.31662" calcext:value-type="float">
            <text:p>3,31662</text:p>
          </table:table-cell>
          <table:table-cell table:style-name="Default" office:value-type="float" office:value="2.6533" calcext:value-type="float">
            <text:p>2,6533</text:p>
          </table:table-cell>
          <table:table-cell table:number-columns-repeated="4" table:style-name="Default" office:value-type="float" office:value="3.31662" calcext:value-type="float">
            <text:p>3,31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table:number-columns-repeated="2" table:style-name="Default" office:value-type="float" office:value="3.64829" calcext:value-type="float">
            <text:p>3,64829</text:p>
          </table:table-cell>
          <table:table-cell table:style-name="Default" office:value-type="float" office:value="2.91863" calcext:value-type="float">
            <text:p>2,91863</text:p>
          </table:table-cell>
          <table:table-cell table:number-columns-repeated="4" table:style-name="Default" office:value-type="float" office:value="3.64829" calcext:value-type="float">
            <text:p>3,6482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licon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,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table:number-columns-repeated="2" table:style-name="Default" office:value-type="float" office:value="3.82636" calcext:value-type="float">
            <text:p>3,82636</text:p>
          </table:table-cell>
          <table:table-cell table:style-name="Default" office:value-type="float" office:value="3.06108" calcext:value-type="float">
            <text:p>3,06108</text:p>
          </table:table-cell>
          <table:table-cell table:number-columns-repeated="4" table:style-name="Default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lach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table:number-columns-repeated="2" table:style-name="Default" office:value-type="float" office:value="4.20899" calcext:value-type="float">
            <text:p>4,20899</text:p>
          </table:table-cell>
          <table:table-cell table:style-name="Default" office:value-type="float" office:value="3.36719" calcext:value-type="float">
            <text:p>3,36719</text:p>
          </table:table-cell>
          <table:table-cell table:number-columns-repeated="4" table:style-name="Default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orund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,4</text:p>
          </table:table-cell>
          <table:table-cell table:number-columns-repeated="2" table:style-name="Default" office:value-type="float" office:value="4.40662" calcext:value-type="float">
            <text:p>4,40662</text:p>
          </table:table-cell>
          <table:table-cell table:style-name="Default" office:value-type="float" office:value="3.75331" calcext:value-type="float">
            <text:p>3,75331</text:p>
          </table:table-cell>
          <table:table-cell table:number-columns-repeated="4" table:style-name="Default" office:value-type="float" office:value="4.40662" calcext:value-type="float">
            <text:p>4,40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d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.01767" calcext:value-type="float">
            <text:p>4,01767</text:p>
          </table:table-cell>
          <table:table-cell table:style-name="Default" office:value-type="float" office:value="3.21413" calcext:value-type="float">
            <text:p>3,21413</text:p>
          </table:table-cell>
          <table:table-cell table:number-columns-repeated="4" table:style-name="Default" office:value-type="float" office:value="4.01767" calcext:value-type="float">
            <text:p>4,0176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thin</text:p>
          </table:table-cell>
          <table:table-cell office:value-type="string" calcext:value-type="string">
            <text:p>Leath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.8" calcext:value-type="float">
            <text:p>14,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.5" calcext:value-type="float">
            <text:p>3,5</text:p>
          </table:table-cell>
          <table:table-cell office:value-type="float" office:value="2.7828" calcext:value-type="float">
            <text:p>2,7828</text:p>
          </table:table-cell>
          <table:table-cell table:number-columns-repeated="6" office:value-type="float" office:value="3.47851" calcext:value-type="float">
            <text:p>3,478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ck</text:p>
          </table:table-cell>
          <table:table-cell office:value-type="string" calcext:value-type="string">
            <text:p>Leather</text:p>
          </table:table-cell>
          <table:table-cell table:style-name="ce5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.8" calcext:value-type="float">
            <text:p>3,8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ned thin</text:p>
          </table:table-cell>
          <table:table-cell office:value-type="string" calcext:value-type="string">
            <text:p>Leather</text:p>
          </table:table-cell>
          <table:table-cell table:style-name="ce5"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</text:p>
          </table:table-cell>
          <table:table-cell office:value-type="string" calcext:value-type="string">
            <text:p>Leather</text:p>
          </table:table-cell>
          <table:table-cell table:style-name="ce5"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3.6" calcext:value-type="float">
            <text:p>23,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.6" calcext:value-type="float">
            <text:p>4,6</text:p>
          </table:table-cell>
          <table:table-cell office:value-type="float" office:value="3.66428" calcext:value-type="float">
            <text:p>3,66428</text:p>
          </table:table-cell>
          <table:table-cell table:number-columns-repeated="6" office:value-type="float" office:value="4.61851" calcext:value-type="float">
            <text:p>4,6185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5"/>
          <table:table-cell/>
          <table:table-cell table:style-name="Default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wolf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.4" calcext:value-type="float">
            <text:p>3,4</text:p>
          </table:table-cell>
          <table:table-cell table:number-columns-repeated="2" office:value-type="float" office:value="3.42414" calcext:value-type="float">
            <text:p>3,42414</text:p>
          </table:table-cell>
          <table:table-cell office:value-type="float" office:value="2.71863" calcext:value-type="float">
            <text:p>2,71863</text:p>
          </table:table-cell>
          <table:table-cell table:number-columns-repeated="4" office:value-type="float" office:value="3.42414" calcext:value-type="float">
            <text:p>3,4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lf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.6" calcext:value-type="float">
            <text:p>3,6</text:p>
          </table:table-cell>
          <table:table-cell table:number-columns-repeated="2" office:value-type="float" office:value="3.64829" calcext:value-type="float">
            <text:p>3,64829</text:p>
          </table:table-cell>
          <table:table-cell office:value-type="float" office:value="2.91863" calcext:value-type="float">
            <text:p>2,91863</text:p>
          </table:table-cell>
          <table:table-cell table:number-columns-repeated="4" office:value-type="float" office:value="3.64829" calcext:value-type="float">
            <text:p>3,648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02989" calcext:value-type="float">
            <text:p>4,02989</text:p>
          </table:table-cell>
          <table:table-cell office:value-type="float" office:value="3.10391" calcext:value-type="float">
            <text:p>3,10391</text:p>
          </table:table-cell>
          <table:table-cell table:number-columns-repeated="4" office:value-type="float" office:value="4.02989" calcext:value-type="float">
            <text:p>4,0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3.1" calcext:value-type="float">
            <text:p>23,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.6" calcext:value-type="float">
            <text:p>4,6</text:p>
          </table:table-cell>
          <table:table-cell table:number-columns-repeated="2" office:value-type="float" office:value="4.62989" calcext:value-type="float">
            <text:p>4,62989</text:p>
          </table:table-cell>
          <table:table-cell office:value-type="float" office:value="3.70391" calcext:value-type="float">
            <text:p>3,70391</text:p>
          </table:table-cell>
          <table:table-cell table:number-columns-repeated="4" office:value-type="float" office:value="4.62989" calcext:value-type="float">
            <text:p>4,6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ena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.5" calcext:value-type="float">
            <text:p>4,5</text:p>
          </table:table-cell>
          <table:table-cell table:number-columns-repeated="2" office:value-type="float" office:value="4.52414" calcext:value-type="float">
            <text:p>4,52414</text:p>
          </table:table-cell>
          <table:table-cell office:value-type="float" office:value="3.61863" calcext:value-type="float">
            <text:p>3,61863</text:p>
          </table:table-cell>
          <table:table-cell table:number-columns-repeated="4" office:value-type="float" office:value="4.52414" calcext:value-type="float">
            <text:p>4,5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tah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.7" calcext:value-type="float">
            <text:p>4,7</text:p>
          </table:table-cell>
          <table:table-cell table:number-columns-repeated="2" office:value-type="float" office:value="4.74829" calcext:value-type="float">
            <text:p>4,74829</text:p>
          </table:table-cell>
          <table:table-cell office:value-type="float" office:value="3.81863" calcext:value-type="float">
            <text:p>3,81863</text:p>
          </table:table-cell>
          <table:table-cell table:number-columns-repeated="4" office:value-type="float" office:value="4.74829" calcext:value-type="float">
            <text:p>4,74829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table:number-columns-repeated="5"/>
          <table:table-cell table:number-columns-repeated="9"/>
        </table:table-row>
        <table:table-row table:style-name="ro2">
          <table:table-cell office:value-type="string" calcext:value-type="string">
            <text:p>green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.8" calcext:value-type="float">
            <text:p>3,8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1.5" calcext:value-type="float">
            <text:p>21,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.4" calcext:value-type="float">
            <text:p>4,4</text:p>
          </table:table-cell>
          <table:table-cell office:value-type="float" office:value="3.53154" calcext:value-type="float">
            <text:p>3,53154</text:p>
          </table:table-cell>
          <table:table-cell table:number-columns-repeated="2" office:value-type="float" office:value="4.41443" calcext:value-type="float">
            <text:p>4,41443</text:p>
          </table:table-cell>
          <table:table-cell office:value-type="float" office:value="3.53154" calcext:value-type="float">
            <text:p>3,53154</text:p>
          </table:table-cell>
          <table:table-cell table:number-columns-repeated="3"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ue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4.9" calcext:value-type="float">
            <text:p>24,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.9" calcext:value-type="float">
            <text:p>4,9</text:p>
          </table:table-cell>
          <table:table-cell office:value-type="float" office:value="3.8847" calcext:value-type="float">
            <text:p>3,8847</text:p>
          </table:table-cell>
          <table:table-cell table:number-columns-repeated="3" office:value-type="float" office:value="4.85587" calcext:value-type="float">
            <text:p>4,85587</text:p>
          </table:table-cell>
          <table:table-cell office:value-type="float" office:value="3.8847" calcext:value-type="float">
            <text:p>3,8847</text:p>
          </table:table-cell>
          <table:table-cell table:number-columns-repeated="2"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8.7" calcext:value-type="float">
            <text:p>28,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.3" calcext:value-type="float">
            <text:p>5,3</text:p>
          </table:table-cell>
          <table:table-cell office:value-type="float" office:value="4.27317" calcext:value-type="float">
            <text:p>4,27317</text:p>
          </table:table-cell>
          <table:table-cell table:number-columns-repeated="4" office:value-type="float" office:value="5.34146" calcext:value-type="float">
            <text:p>5,34146</text:p>
          </table:table-cell>
          <table:table-cell office:value-type="float" office:value="4.27317" calcext:value-type="float">
            <text:p>4,27317</text:p>
          </table:table-cell>
          <table:table-cell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ert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9.3" calcext:value-type="float">
            <text:p>29,3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,4</text:p>
          </table:table-cell>
          <table:table-cell office:value-type="float" office:value="4.31146" calcext:value-type="float">
            <text:p>4,31146</text:p>
          </table:table-cell>
          <table:table-cell table:number-columns-repeated="4" office:value-type="float" office:value="5.44146" calcext:value-type="float">
            <text:p>5,44146</text:p>
          </table:table-cell>
          <table:table-cell office:value-type="float" office:value="4.31146" calcext:value-type="float">
            <text:p>4,31146</text:p>
          </table:table-cell>
          <table:table-cell office:value-type="float" office:value="5.44146" calcext:value-type="float">
            <text:p>5,4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9.9" calcext:value-type="float">
            <text:p>29,9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,5</text:p>
          </table:table-cell>
          <table:table-cell table:style-name="Default" office:value-type="float" office:value="4.44146" calcext:value-type="float">
            <text:p>4,44146</text:p>
          </table:table-cell>
          <table:table-cell table:number-columns-repeated="4" office:value-type="float" office:value="5.55146" calcext:value-type="float">
            <text:p>5,55146</text:p>
          </table:table-cell>
          <table:table-cell table:style-name="Default" office:value-type="float" office:value="4.44146" calcext:value-type="float">
            <text:p>4,44146</text:p>
          </table:table-cell>
          <table:table-cell office:value-type="float" office:value="5.55146" calcext:value-type="float">
            <text:p>5,55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re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0.8" calcext:value-type="float">
            <text:p>30,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.6" calcext:value-type="float">
            <text:p>5,6</text:p>
          </table:table-cell>
          <table:table-cell office:value-type="float" office:value="4.48173" calcext:value-type="float">
            <text:p>4,48173</text:p>
          </table:table-cell>
          <table:table-cell table:number-columns-repeated="4" office:value-type="float" office:value="5.60217" calcext:value-type="float">
            <text:p>5,60217</text:p>
          </table:table-cell>
          <table:table-cell office:value-type="float" office:value="4.48173" calcext:value-type="float">
            <text:p>4,48173</text:p>
          </table:table-cell>
          <table:table-cell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5.4" calcext:value-type="float">
            <text:p>35,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.2" calcext:value-type="float">
            <text:p>6,2</text:p>
          </table:table-cell>
          <table:table-cell office:value-type="float" office:value="4.92991" calcext:value-type="float">
            <text:p>4,92991</text:p>
          </table:table-cell>
          <table:table-cell table:number-columns-repeated="3" office:value-type="float" office:value="6.16238" calcext:value-type="float">
            <text:p>6,16238</text:p>
          </table:table-cell>
          <table:table-cell office:value-type="float" office:value="4.92991" calcext:value-type="float">
            <text:p>4,92991</text:p>
          </table:table-cell>
          <table:table-cell table:number-columns-repeated="2"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0.7" calcext:value-type="float">
            <text:p>40,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.8" calcext:value-type="float">
            <text:p>6,8</text:p>
          </table:table-cell>
          <table:table-cell office:value-type="float" office:value="5.4229" calcext:value-type="float">
            <text:p>5,4229</text:p>
          </table:table-cell>
          <table:table-cell table:number-columns-repeated="2" office:value-type="float" office:value="6.77862" calcext:value-type="float">
            <text:p>6,77862</text:p>
          </table:table-cell>
          <table:table-cell office:value-type="float" office:value="5.4229" calcext:value-type="float">
            <text:p>5,4229</text:p>
          </table:table-cell>
          <table:table-cell table:number-columns-repeated="3" office:value-type="float" office:value="6.77862" calcext:value-type="float">
            <text:p>6,77862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bronze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,4</text:p>
          </table:table-cell>
          <table:table-cell table:number-columns-repeated="5" table:style-name="Default" office:value-type="float" office:value="4.41443" calcext:value-type="float">
            <text:p>4,41443</text:p>
          </table:table-cell>
          <table:table-cell table:style-name="Default" office:value-type="float" office:value="3.53154" calcext:value-type="float">
            <text:p>3,53154</text:p>
          </table:table-cell>
          <table:table-cell table:style-name="Default"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ron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5" table:style-name="Default" office:value-type="float" office:value="4.85587" calcext:value-type="float">
            <text:p>4,85587</text:p>
          </table:table-cell>
          <table:table-cell table:style-name="Default" office:value-type="float" office:value="3.8847" calcext:value-type="float">
            <text:p>3,8847</text:p>
          </table:table-cell>
          <table:table-cell table:style-name="Default"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eel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,7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table:number-columns-repeated="5" table:style-name="Default" office:value-type="float" office:value="5.34146" calcext:value-type="float">
            <text:p>5,34146</text:p>
          </table:table-cell>
          <table:table-cell table:style-name="Default" office:value-type="float" office:value="4.27317" calcext:value-type="float">
            <text:p>4,27317</text:p>
          </table:table-cell>
          <table:table-cell table:style-name="Default"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thrill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9000" calcext:value-type="float">
            <text:p>90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,6</text:p>
          </table:table-cell>
          <table:table-cell table:number-columns-repeated="5" table:style-name="Default" office:value-type="float" office:value="5.60217" calcext:value-type="float">
            <text:p>5,60217</text:p>
          </table:table-cell>
          <table:table-cell table:style-name="Default" office:value-type="float" office:value="4.48173" calcext:value-type="float">
            <text:p>4,48173</text:p>
          </table:table-cell>
          <table:table-cell table:style-name="Default"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damantium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,2</text:p>
          </table:table-cell>
          <table:table-cell table:number-columns-repeated="5" table:style-name="Default" office:value-type="float" office:value="6.16238" calcext:value-type="float">
            <text:p>6,16238</text:p>
          </table:table-cell>
          <table:table-cell table:style-name="Default" office:value-type="float" office:value="4.92991" calcext:value-type="float">
            <text:p>4,92991</text:p>
          </table:table-cell>
          <table:table-cell table:style-name="Default"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eteoric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140000" calcext:value-type="float">
            <text:p>14000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,8</text:p>
          </table:table-cell>
          <table:table-cell table:number-columns-repeated="5" table:style-name="Default" office:value-type="float" office:value="6.77862" calcext:value-type="float">
            <text:p>6,77862</text:p>
          </table:table-cell>
          <table:table-cell table:style-name="Default" office:value-type="float" office:value="5.4229" calcext:value-type="float">
            <text:p>5,4229</text:p>
          </table:table-cell>
          <table:table-cell table:style-name="Default" office:value-type="float" office:value="6.77862" calcext:value-type="float">
            <text:p>6,77862</text:p>
          </table:table-cell>
          <table:table-cell table:number-columns-repeated="2"/>
        </table:table-row>
      </table:table>
      <table:table table:name="Monsters XP" table:style-name="ta1">
        <table:table-column table:style-name="co18" table:default-cell-style-name="Default"/>
        <table:table-column table:style-name="co19" table:default-cell-style-name="ce5"/>
        <table:table-column table:style-name="co18" table:number-columns-repeated="2" table:default-cell-style-name="ce5"/>
        <table:table-column table:style-name="co18" table:default-cell-style-name="Default"/>
        <table:table-column table:style-name="co20" table:default-cell-style-name="Default"/>
        <table:table-row table:style-name="ro1">
          <table:table-cell/>
          <table:table-cell table:style-name="Default" office:value-type="string" calcext:value-type="string">
            <text:p>UMOD DBLMP</text:p>
          </table:table-cell>
          <table:table-cell table:style-name="ce6" office:value-type="string" calcext:value-type="string">
            <text:p>x2</text:p>
          </table:table-cell>
          <table:table-cell table:style-name="Default"/>
          <table:table-cell/>
          <table:table-cell office:value-type="string" calcext:value-type="string">
            <text:p>FASTER DBLMP</text:p>
          </table:table-cell>
        </table:table-row>
        <table:table-row table:style-name="ro2">
          <table:table-cell/>
          <table:table-cell office:value-type="string" calcext:value-type="string">
            <text:p>Stats Exp</text:p>
          </table:table-cell>
          <table:table-cell table:number-columns-repeated="3"/>
          <table:table-cell office:value-type="string" calcext:value-type="string">
            <text:p>Stats Exp</text:p>
          </table:table-cell>
        </table:table-row>
        <table:table-row table:style-name="ro2">
          <table:table-cell/>
          <table:table-cell office:value-type="string" calcext:value-type="string">
            <text:p>FLD43-0</text:p>
          </table:table-cell>
          <table:table-cell table:number-columns-repeated="3"/>
          <table:table-cell office:value-type="string" calcext:value-type="string">
            <text:p>FLD43-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5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6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7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8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9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1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2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3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6])*2"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7])*2" office:value-type="float" office:value="14" calcext:value-type="float">
            <text:p>1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0])*2"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21])*2"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22])*2"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3])*2" office:value-type="float" office:value="140" calcext:value-type="float">
            <text:p>14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4])*2" office:value-type="float" office:value="280" calcext:value-type="float">
            <text:p>28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5])*2" office:value-type="float" office:value="140" calcext:value-type="float">
            <text:p>14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6])*2" office:value-type="float" office:value="280" calcext:value-type="float">
            <text:p>28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7])*2" office:value-type="float" office:value="8" calcext:value-type="float">
            <text:p>8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8])*2" office:value-type="float" office:value="10" calcext:value-type="float">
            <text:p>1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29])*2" office:value-type="float" office:value="12" calcext:value-type="float">
            <text:p>12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0])*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1])*2" office:value-type="float" office:value="58" calcext:value-type="float">
            <text:p>5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2])*2" office:value-type="float" office:value="30" calcext:value-type="float">
            <text:p>3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3])*2" office:value-type="float" office:value="12" calcext:value-type="float">
            <text:p>12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4])*2" office:value-type="float" office:value="18" calcext:value-type="float">
            <text:p>18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5])*2"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])*2"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])*2" office:value-type="float" office:value="200" calcext:value-type="float">
            <text:p>20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38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9])*2" office:value-type="float" office:value="58" calcext:value-type="float">
            <text:p>5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])*2" office:value-type="float" office:value="30" calcext:value-type="float">
            <text:p>3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41])*2" office:value-type="float" office:value="8" calcext:value-type="float">
            <text:p>8</text:p>
          </table:table-cell>
          <table:table-cell table:number-columns-repeated="2"/>
          <table:table-cell office:value-type="float" office:value="800" calcext:value-type="float">
            <text:p>8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42])*2" office:value-type="float" office:value="10" calcext:value-type="float">
            <text:p>10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43])*2" office:value-type="float" office:value="14" calcext:value-type="float">
            <text:p>14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44])*2"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5])*2" office:value-type="float" office:value="58" calcext:value-type="float">
            <text:p>5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6])*2"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7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8])*2" office:value-type="float" office:value="30" calcext:value-type="float">
            <text:p>3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9])*2" office:value-type="float" office:value="58" calcext:value-type="float">
            <text:p>5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0])*2" office:value-type="float" office:value="30" calcext:value-type="float">
            <text:p>30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51])*2" office:value-type="float" office:value="58" calcext:value-type="float">
            <text:p>58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2])*2" office:value-type="float" office:value="30" calcext:value-type="float">
            <text:p>30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53])*2" office:value-type="float" office:value="42" calcext:value-type="float">
            <text:p>42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54])*2" office:value-type="float" office:value="100" calcext:value-type="float">
            <text:p>10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56])*2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57])*2" office:value-type="float" office:value="12" calcext:value-type="float">
            <text:p>12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58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60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61])*2" office:value-type="float" office:value="12" calcext:value-type="float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62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63])*2" office:value-type="float" office:value="140" calcext:value-type="float">
            <text:p>14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64])*2" office:value-type="float" office:value="280" calcext:value-type="float">
            <text:p>28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65])*2" office:value-type="float" office:value="42" calcext:value-type="float">
            <text:p>4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66])*2" office:value-type="float" office:value="100" calcext:value-type="float">
            <text:p>10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67])*2" office:value-type="float" office:value="200" calcext:value-type="float">
            <text:p>200</text:p>
          </table:table-cell>
          <table:table-cell table:number-columns-repeated="2"/>
          <table:table-cell office:value-type="float" office:value="250" calcext:value-type="float">
            <text:p>2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68])*2" office:value-type="float" office:value="420" calcext:value-type="float">
            <text:p>42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69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0])*2" office:value-type="float" office:value="10" calcext:value-type="float">
            <text:p>10</text:p>
          </table:table-cell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1])*2" office:value-type="float" office:value="14" calcext:value-type="float">
            <text:p>1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2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3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4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5])*2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6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7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8])*2"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9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0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table:formula="of:=([.B81])*2" office:value-type="float" office:value="3000" calcext:value-type="float">
            <text:p>30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8000" calcext:value-type="float">
            <text:p>8000</text:p>
          </table:table-cell>
          <table:table-cell table:formula="of:=([.B82])*2" office:value-type="float" office:value="16000" calcext:value-type="float">
            <text:p>16000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table:formula="of:=([.B83])*2" office:value-type="float" office:value="80000" calcext:value-type="float">
            <text:p>8000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84])*2" office:value-type="float" office:value="18" calcext:value-type="float">
            <text:p>18</text:p>
          </table:table-cell>
          <table:table-cell table:number-columns-repeated="2"/>
          <table:table-cell office:value-type="float" office:value="2900" calcext:value-type="float">
            <text:p>29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5])*2" office:value-type="float" office:value="22" calcext:value-type="float">
            <text:p>22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6])*2" office:value-type="float" office:value="140" calcext:value-type="float">
            <text:p>140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7])*2" office:value-type="float" office:value="280" calcext:value-type="float">
            <text:p>280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8])*2" office:value-type="float" office:value="140" calcext:value-type="float">
            <text:p>14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9])*2" office:value-type="float" office:value="280" calcext:value-type="float">
            <text:p>28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0])*2" office:value-type="float" office:value="8" calcext:value-type="float">
            <text:p>8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1])*2" office:value-type="float" office:value="10" calcext:value-type="float">
            <text:p>1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92])*2" office:value-type="float" office:value="14" calcext:value-type="float">
            <text:p>14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93])*2"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94])*2" office:value-type="float" office:value="58" calcext:value-type="float">
            <text:p>5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95])*2" office:value-type="float" office:value="30" calcext:value-type="float">
            <text:p>30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6])*2"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7])*2"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98])*2"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99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00])*2" office:value-type="float" office:value="200" calcext:value-type="float">
            <text:p>2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01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02])*2" office:value-type="float" office:value="42" calcext:value-type="float">
            <text:p>42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3])*2" office:value-type="float" office:value="34" calcext:value-type="float">
            <text:p>34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4])*2" office:value-type="float" office:value="34" calcext:value-type="float">
            <text:p>3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0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06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07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08])*2"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09])*2"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10])*2"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11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12])*2"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13])*2"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4])*2" office:value-type="float" office:value="2200" calcext:value-type="float">
            <text:p>220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200" calcext:value-type="float">
            <text:p>22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6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7])*2" office:value-type="float" office:value="2200" calcext:value-type="float">
            <text:p>22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8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9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0])*2" office:value-type="float" office:value="8" calcext:value-type="float">
            <text:p>8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1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3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4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5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6])*2"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7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8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29])*2"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0])*2"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1])*2" office:value-type="float" office:value="22" calcext:value-type="float">
            <text:p>22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2])*2" office:value-type="float" office:value="42" calcext:value-type="float">
            <text:p>4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3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4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6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7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8])*2" office:value-type="float" office:value="200" calcext:value-type="float">
            <text:p>2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9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40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1])*2" office:value-type="float" office:value="420" calcext:value-type="float">
            <text:p>42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2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3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4])*2" office:value-type="float" office:value="2200" calcext:value-type="float">
            <text:p>2200</text:p>
          </table:table-cell>
          <table:table-cell table:number-columns-repeated="2"/>
          <table:table-cell office:value-type="float" office:value="450" calcext:value-type="float">
            <text:p>45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5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6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7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8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9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0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1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2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3])*2" office:value-type="float" office:value="0" calcext:value-type="float">
            <text:p>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4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5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6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7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8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9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60])*2"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61])*2" office:value-type="float" office:value="140" calcext:value-type="float">
            <text:p>140</text:p>
          </table:table-cell>
          <table:table-cell table:number-columns-repeated="2"/>
          <table:table-cell office:value-type="float" office:value="6000" calcext:value-type="float">
            <text:p>6000</text:p>
          </table:table-cell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table:formula="of:=([.B162])*2" office:value-type="float" office:value="120000" calcext:value-type="float">
            <text:p>12000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63])*2" office:value-type="float" office:value="12000" calcext:value-type="float">
            <text:p>12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</table:table-row>
        <table:table-row table:style-name="ro2">
          <table:table-cell/>
          <table:table-cell office:value-type="float" office:value="12000" calcext:value-type="float">
            <text:p>12000</text:p>
          </table:table-cell>
          <table:table-cell table:formula="of:=([.B164])*2" office:value-type="float" office:value="24000" calcext:value-type="float">
            <text:p>24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65])*2" office:value-type="float" office:value="18" calcext:value-type="float">
            <text:p>18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66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67])*2" office:value-type="float" office:value="2200" calcext:value-type="float">
            <text:p>220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68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69])*2" office:value-type="float" office:value="12" calcext:value-type="float">
            <text:p>12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0])*2" office:value-type="float" office:value="420" calcext:value-type="float">
            <text:p>42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1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72])*2" office:value-type="float" office:value="140" calcext:value-type="float">
            <text:p>14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73])*2" office:value-type="float" office:value="2200" calcext:value-type="float">
            <text:p>220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4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7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30000" calcext:value-type="float">
            <text:p>130000</text:p>
          </table:table-cell>
          <table:table-cell table:formula="of:=([.B176])*2" office:value-type="float" office:value="260000" calcext:value-type="float">
            <text:p>260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7])*2" office:value-type="float" office:value="280" calcext:value-type="float">
            <text:p>280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78])*2" office:value-type="float" office:value="10" calcext:value-type="float">
            <text:p>1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79])*2"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80])*2"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81])*2"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82])*2" office:value-type="float" office:value="12" calcext:value-type="float">
            <text:p>1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3])*2" office:value-type="float" office:value="22" calcext:value-type="float">
            <text:p>2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4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85])*2" office:value-type="float" office:value="600" calcext:value-type="float">
            <text:p>600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6])*2"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187])*2" office:value-type="float" office:value="28" calcext:value-type="float">
            <text:p>28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88])*2" office:value-type="float" office:value="280" calcext:value-type="float">
            <text:p>28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89])*2" office:value-type="float" office:value="8000" calcext:value-type="float">
            <text:p>8000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90])*2" office:value-type="float" office:value="8000" calcext:value-type="float">
            <text:p>8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91])*2" office:value-type="float" office:value="0" calcext:value-type="float">
            <text:p>0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2])*2" office:value-type="float" office:value="8" calcext:value-type="float">
            <text:p>8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3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4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5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6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7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8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9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0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1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03])*2" office:value-type="float" office:value="34" calcext:value-type="float">
            <text:p>3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204])*2"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05])*2"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6])*2"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7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08])*2" office:value-type="float" office:value="120" calcext:value-type="float">
            <text:p>12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([.B209])*2" office:value-type="float" office:value="20" calcext:value-type="float">
            <text:p>2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0])*2" office:value-type="float" office:value="120" calcext:value-type="float">
            <text:p>1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1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2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3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4])*2" office:value-type="float" office:value="56" calcext:value-type="float">
            <text:p>56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5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216])*2"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17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([.B218])*2" office:value-type="float" office:value="2000000" calcext:value-type="float">
            <text:p>2000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219])*2" office:value-type="float" office:value="28" calcext:value-type="float">
            <text:p>28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0])*2" office:value-type="float" office:value="34" calcext:value-type="float">
            <text:p>34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3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5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1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1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86])*2" office:value-type="float" office:value="140" calcext:value-type="float">
            <text:p>140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9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5])*2" office:value-type="float" office:value="34" calcext:value-type="float">
            <text:p>34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([.B325])*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26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27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2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29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3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5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8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1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2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45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8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55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5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7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9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60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61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2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3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4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5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7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9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0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1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72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([.B373])*2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7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75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376])*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7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7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00000" calcext:value-type="float">
            <text:p>3000000</text:p>
          </table:table-cell>
          <table:table-cell table:formula="of:=([.B379])*2"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1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2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83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5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86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7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8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9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91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2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93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94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5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396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7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8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399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0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1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2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([.B403])*2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05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406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07])*2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8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9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0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1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2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3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4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5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416])*2" office:value-type="float" office:value="2200" calcext:value-type="float">
            <text:p>2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417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418])*2"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9])*2" office:value-type="float" office:value="420" calcext:value-type="float">
            <text:p>4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JP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DK">kr.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DK">kr.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 _-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2P0"/>
    </number:number-style>
    <number:number-style style:name="N16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0P2" style:volatile="true">
      <number:text loext:blank-width-char="-"> </number:text>
      <number:fill-character> </number:fill-character>
      <number:text loext:blank-width-char="-3">- € </number:text>
    </number:number-style>
    <number:text-style style:name="N170">
      <number:text loext:blank-width-char="-"> </number:text>
      <number:text-content/>
      <number:text loext:blank-width-char="-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8">
      <number:text loext:blank-width-char="-"> </number:text>
      <number:text-content/>
      <number:text loext:blank-width-char="-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DKK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DKK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DKK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DKK" number:transliteration-language="fr" number:transliteration-country="F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6:54:16.542027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8:31:08.051696217</meta:creation-date>
    <dc:date>2024-05-16T16:57:19.430446127</dc:date>
    <meta:editing-duration>PT3H23M29S</meta:editing-duration>
    <meta:editing-cycles>30</meta:editing-cycles>
    <meta:generator>LibreOffice/24.2.3.2$Linux_X86_64 LibreOffice_project/420$Build-2</meta:generator>
    <meta:document-statistic meta:table-count="2" meta:cell-count="1688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909cm" svg:height="3.499cm" xlink:href=".." xlink:type="simple" chart:class="chart:bar" chart:style-name="ch1">
        <chart:legend chart:legend-position="end" svg:x="3.725cm" svg:y="0.205cm" style:legend-expansion="high" chart:style-name="ch2"/>
        <chart:plot-area chart:style-name="ch3" table:cell-range-address="Materials.A2:Materials.A8 Materials.E1:Materials.J8" chart:data-source-has-labels="both" svg:x="0.118cm" svg:y="0.069cm" svg:width="3.489cm" svg:height="3.361cm">
          <chart:coordinate-region svg:x="0.739cm" svg:y="0.268cm" svg:width="2.868cm" svg:height="1.601cm"/>
          <chart:axis chart:dimension="x" chart:name="primary-x" chart:style-name="ch4" chartooo:axis-type="auto">
            <chartooo:date-scale/>
            <chart:categories table:cell-range-address="Materials.A2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2:Materials.E8" chart:label-cell-address="Materials.E1:Materials.E1" chart:class="chart:bar">
            <chart:data-point chart:repeated="7"/>
          </chart:series>
          <chart:series chart:style-name="ch8" chart:values-cell-range-address="Materials.F2:Materials.F8" chart:label-cell-address="Materials.F1:Materials.F1" chart:class="chart:bar">
            <chart:data-point chart:repeated="7"/>
          </chart:series>
          <chart:series chart:style-name="ch9" chart:values-cell-range-address="Materials.G2:Materials.G8" chart:label-cell-address="Materials.G1:Materials.G1" chart:class="chart:bar">
            <chart:data-point chart:repeated="7"/>
          </chart:series>
          <chart:series chart:style-name="ch10" chart:values-cell-range-address="Materials.H2:Materials.H8" chart:label-cell-address="Materials.H1:Materials.H1" chart:class="chart:bar">
            <chart:data-point chart:repeated="7"/>
          </chart:series>
          <chart:series chart:style-name="ch11" chart:values-cell-range-address="Materials.I2:Materials.I8" chart:label-cell-address="Materials.I1:Materials.I1" chart:class="chart:bar">
            <chart:data-point chart:repeated="7"/>
          </chart:series>
          <chart:series chart:style-name="ch12" chart:values-cell-range-address="Materials.J2:Materials.J8" chart:label-cell-address="Materials.J1:Materials.J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terials.A2:Materials.A8</svg:desc>
                </draw:g>
              </table:table-cell>
              <table:table-cell office:value-type="float" office:value="NaN">
                <text:p>NaN</text:p>
                <draw:g>
                  <svg:desc>Materials.E2:Materials.E8</svg:desc>
                </draw:g>
              </table:table-cell>
              <table:table-cell office:value-type="float" office:value="NaN">
                <text:p>NaN</text:p>
                <draw:g>
                  <svg:desc>Materials.F2:Materials.F8</svg:desc>
                </draw:g>
              </table:table-cell>
              <table:table-cell office:value-type="float" office:value="NaN">
                <text:p>NaN</text:p>
                <draw:g>
                  <svg:desc>Materials.G2:Materials.G8</svg:desc>
                </draw:g>
              </table:table-cell>
              <table:table-cell office:value-type="float" office:value="NaN">
                <text:p>NaN</text:p>
                <draw:g>
                  <svg:desc>Materials.H2:Materials.H8</svg:desc>
                </draw:g>
              </table:table-cell>
              <table:table-cell office:value-type="float" office:value="NaN">
                <text:p>NaN</text:p>
                <draw:g>
                  <svg:desc>Materials.I2:Materials.I8</svg:desc>
                </draw:g>
              </table:table-cell>
              <table:table-cell office:value-type="float" office:value="NaN">
                <text:p>NaN</text:p>
                <draw:g>
                  <svg:desc>Materials.J2:Materials.J8</svg:desc>
                </draw:g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14cm" svg:height="4.162cm" xlink:href=".." xlink:type="simple" chart:class="chart:bar" chart:style-name="ch1">
        <chart:legend chart:legend-position="end" svg:x="5.03cm" svg:y="0.537cm" style:legend-expansion="high" chart:style-name="ch2"/>
        <chart:plot-area chart:style-name="ch3" table:cell-range-address="Materials.A33:Materials.A38 Materials.E1:Materials.J1 Materials.E33:Materials.J38" chart:data-source-has-labels="both" svg:x="0.144cm" svg:y="0.083cm" svg:width="4.742cm" svg:height="3.996cm">
          <chart:coordinate-region svg:x="0.951cm" svg:y="0.083cm" svg:width="3.935cm" svg:height="2.136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33:Materials.E38" chart:label-cell-address="Materials.E1:Materials.E1" chart:class="chart:bar">
            <chart:data-point chart:repeated="6"/>
          </chart:series>
          <chart:series chart:style-name="ch8" chart:values-cell-range-address="Materials.F33:Materials.F38" chart:label-cell-address="Materials.F1:Materials.F1" chart:class="chart:bar">
            <chart:data-point chart:repeated="6"/>
          </chart:series>
          <chart:series chart:style-name="ch9" chart:values-cell-range-address="Materials.G33:Materials.G38" chart:label-cell-address="Materials.G1:Materials.G1" chart:class="chart:bar">
            <chart:data-point chart:repeated="6"/>
          </chart:series>
          <chart:series chart:style-name="ch10" chart:values-cell-range-address="Materials.H33:Materials.H38" chart:label-cell-address="Materials.H1:Materials.H1" chart:class="chart:bar">
            <chart:data-point chart:repeated="6"/>
          </chart:series>
          <chart:series chart:style-name="ch11" chart:values-cell-range-address="Materials.I33:Materials.I38" chart:label-cell-address="Materials.I1:Materials.I1" chart:class="chart:bar">
            <chart:data-point chart:repeated="6"/>
          </chart:series>
          <chart:series chart:style-name="ch12" chart:values-cell-range-address="Materials.J33:Materials.J38" chart:label-cell-address="Materials.J1:Materials.J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6">
                <text:p>6</text:p>
                <draw:g>
                  <svg:desc>Materials.E33:Materials.E38</svg:desc>
                </draw:g>
              </table:table-cell>
              <table:table-cell office:value-type="float" office:value="21">
                <text:p>21</text:p>
                <draw:g>
                  <svg:desc>Materials.F33:Materials.F38</svg:desc>
                </draw:g>
              </table:table-cell>
              <table:table-cell office:value-type="float" office:value="7">
                <text:p>7</text:p>
                <draw:g>
                  <svg:desc>Materials.G33:Materials.G38</svg:desc>
                </draw:g>
              </table:table-cell>
              <table:table-cell office:value-type="float" office:value="21.5">
                <text:p>21.5</text:p>
                <draw:g>
                  <svg:desc>Materials.H33:Materials.H38</svg:desc>
                </draw:g>
              </table:table-cell>
              <table:table-cell office:value-type="float" office:value="7">
                <text:p>7</text:p>
                <draw:g>
                  <svg:desc>Materials.I33:Materials.I38</svg:desc>
                </draw:g>
              </table:table-cell>
              <table:table-cell office:value-type="float" office:value="4.4">
                <text:p>4.4</text:p>
                <draw:g>
                  <svg:desc>Materials.J33:Materials.J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31cm" svg:height="5.41cm" xlink:href=".." xlink:type="simple" chart:class="chart:bar" chart:style-name="ch1">
        <chart:legend chart:legend-position="end" svg:x="8.736cm" svg:y="0.912cm" style:legend-expansion="high" chart:style-name="ch2"/>
        <chart:plot-area chart:style-name="ch3" table:cell-range-address="Materials.A3:Materials.A8 Materials.K1:Materials.Q1 Materials.K3:Materials.Q8" chart:data-source-has-labels="both" svg:x="0.222cm" svg:y="0.108cm" svg:width="8.292cm" svg:height="5.194cm">
          <chart:coordinate-region svg:x="0.949cm" svg:y="0.307cm" svg:width="7.565cm" svg:height="4.348cm"/>
          <chart:axis chart:dimension="x" chart:name="primary-x" chart:style-name="ch4" chartooo:axis-type="auto">
            <chartooo:date-scale/>
            <chart:categories table:cell-range-address="Materials.A3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:Materials.K8" chart:label-cell-address="Materials.K1:Materials.K1" chart:class="chart:bar">
            <chart:data-point chart:repeated="6"/>
          </chart:series>
          <chart:series chart:style-name="ch8" chart:values-cell-range-address="Materials.L3:Materials.L8" chart:label-cell-address="Materials.L1:Materials.L1" chart:class="chart:bar">
            <chart:data-point chart:repeated="6"/>
          </chart:series>
          <chart:series chart:style-name="ch9" chart:values-cell-range-address="Materials.M3:Materials.M8" chart:label-cell-address="Materials.M1:Materials.M1" chart:class="chart:bar">
            <chart:data-point chart:repeated="6"/>
          </chart:series>
          <chart:series chart:style-name="ch10" chart:values-cell-range-address="Materials.N3:Materials.N8" chart:label-cell-address="Materials.N1:Materials.N1" chart:class="chart:bar">
            <chart:data-point chart:repeated="6"/>
          </chart:series>
          <chart:series chart:style-name="ch11" chart:values-cell-range-address="Materials.O3:Materials.O8" chart:label-cell-address="Materials.O1:Materials.O1" chart:class="chart:bar">
            <chart:data-point chart:repeated="6"/>
          </chart:series>
          <chart:series chart:style-name="ch12" chart:values-cell-range-address="Materials.P3:Materials.P8" chart:label-cell-address="Materials.P1:Materials.P1" chart:class="chart:bar">
            <chart:data-point chart:repeated="6"/>
          </chart:series>
          <chart:series chart:style-name="ch13" chart:values-cell-range-address="Materials.Q3:Materials.Q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ck</text:p>
                <draw:g>
                  <svg:desc>Materials.A3:Materials.A8</svg:desc>
                </draw:g>
              </table:table-cell>
              <table:table-cell office:value-type="float" office:value="3.31662">
                <text:p>3.31662</text:p>
                <draw:g>
                  <svg:desc>Materials.K3:Materials.K8</svg:desc>
                </draw:g>
              </table:table-cell>
              <table:table-cell office:value-type="float" office:value="3.31662">
                <text:p>3.31662</text:p>
                <draw:g>
                  <svg:desc>Materials.L3:Materials.L8</svg:desc>
                </draw:g>
              </table:table-cell>
              <table:table-cell office:value-type="float" office:value="2.6533">
                <text:p>2.6533</text:p>
                <draw:g>
                  <svg:desc>Materials.M3:Materials.M8</svg:desc>
                </draw:g>
              </table:table-cell>
              <table:table-cell office:value-type="float" office:value="3.31662">
                <text:p>3.31662</text:p>
                <draw:g>
                  <svg:desc>Materials.N3:Materials.N8</svg:desc>
                </draw:g>
              </table:table-cell>
              <table:table-cell office:value-type="float" office:value="3.31662">
                <text:p>3.31662</text:p>
                <draw:g>
                  <svg:desc>Materials.O3:Materials.O8</svg:desc>
                </draw:g>
              </table:table-cell>
              <table:table-cell office:value-type="float" office:value="3.31662">
                <text:p>3.31662</text:p>
                <draw:g>
                  <svg:desc>Materials.P3:Materials.P8</svg:desc>
                </draw:g>
              </table:table-cell>
              <table:table-cell office:value-type="float" office:value="3.31662">
                <text:p>3.31662</text:p>
                <draw:g>
                  <svg:desc>Materials.Q3:Materials.Q8</svg:desc>
                </draw:g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2.91863">
                <text:p>2.91863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3.75331">
                <text:p>3.75331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3.21413">
                <text:p>3.21413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9cm" svg:height="4.878cm" xlink:href=".." xlink:type="simple" chart:class="chart:bar" chart:style-name="ch1">
        <chart:legend chart:legend-position="end" svg:x="3.205cm" svg:y="1.144cm" style:legend-expansion="high" chart:style-name="ch2"/>
        <chart:plot-area chart:style-name="ch3" table:cell-range-address="Materials.A10:Materials.A13 Materials.F1:Materials.J1 Materials.F10:Materials.J13" chart:data-source-has-labels="both" svg:x="0.107cm" svg:y="0.097cm" svg:width="2.991cm" svg:height="4.684cm">
          <chart:coordinate-region svg:x="0.728cm" svg:y="0.296cm" svg:width="2.37cm" svg:height="2.757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0:Materials.F13" chart:label-cell-address="Materials.F1:Materials.F1" chart:class="chart:bar">
            <chart:data-point chart:repeated="4"/>
          </chart:series>
          <chart:series chart:style-name="ch8" chart:values-cell-range-address="Materials.G10:Materials.G13" chart:label-cell-address="Materials.G1:Materials.G1" chart:class="chart:bar">
            <chart:data-point chart:repeated="4"/>
          </chart:series>
          <chart:series chart:style-name="ch9" chart:values-cell-range-address="Materials.H10:Materials.H13" chart:label-cell-address="Materials.H1:Materials.H1" chart:class="chart:bar">
            <chart:data-point chart:repeated="4"/>
          </chart:series>
          <chart:series chart:style-name="ch10" chart:values-cell-range-address="Materials.I10:Materials.I13" chart:label-cell-address="Materials.I1:Materials.I1" chart:class="chart:bar">
            <chart:data-point chart:repeated="4"/>
          </chart:series>
          <chart:series chart:style-name="ch11" chart:values-cell-range-address="Materials.J10:Materials.J13" chart:label-cell-address="Materials.J1:Materials.J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6">
                <text:p>6</text:p>
                <draw:g>
                  <svg:desc>Materials.F10:Materials.F13</svg:desc>
                </draw:g>
              </table:table-cell>
              <table:table-cell office:value-type="float" office:value="2">
                <text:p>2</text:p>
                <draw:g>
                  <svg:desc>Materials.G10:Materials.G13</svg:desc>
                </draw:g>
              </table:table-cell>
              <table:table-cell office:value-type="float" office:value="14.8">
                <text:p>14.8</text:p>
                <draw:g>
                  <svg:desc>Materials.H10:Materials.H13</svg:desc>
                </draw:g>
              </table:table-cell>
              <table:table-cell office:value-type="float" office:value="2">
                <text:p>2</text:p>
                <draw:g>
                  <svg:desc>Materials.I10:Materials.I13</svg:desc>
                </draw:g>
              </table:table-cell>
              <table:table-cell office:value-type="float" office:value="3.5">
                <text:p>3.5</text:p>
                <draw:g>
                  <svg:desc>Materials.J10:Materials.J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6">
                <text:p>23.6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974cm" svg:height="4.591cm" xlink:href=".." xlink:type="simple" chart:class="chart:bar" chart:style-name="ch1">
        <chart:legend chart:legend-position="end" svg:x="6.579cm" svg:y="0.502cm" style:legend-expansion="high" chart:style-name="ch2"/>
        <chart:plot-area chart:style-name="ch3" table:cell-range-address="Materials.A10:Materials.A13 Materials.K1:Materials.Q1 Materials.K10:Materials.Q13" chart:data-source-has-labels="both" svg:x="0.179cm" svg:y="0.091cm" svg:width="6.221cm" svg:height="4.409cm">
          <chart:coordinate-region svg:x="0.615cm" svg:y="0.29cm" svg:width="5.785cm" svg:height="3.563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0:Materials.K13" chart:label-cell-address="Materials.K1:Materials.K1" chart:class="chart:bar">
            <chart:data-point chart:repeated="4"/>
          </chart:series>
          <chart:series chart:style-name="ch8" chart:values-cell-range-address="Materials.L10:Materials.L13" chart:label-cell-address="Materials.L1:Materials.L1" chart:class="chart:bar">
            <chart:data-point chart:repeated="4"/>
          </chart:series>
          <chart:series chart:style-name="ch9" chart:values-cell-range-address="Materials.M10:Materials.M13" chart:label-cell-address="Materials.M1:Materials.M1" chart:class="chart:bar">
            <chart:data-point chart:repeated="4"/>
          </chart:series>
          <chart:series chart:style-name="ch10" chart:values-cell-range-address="Materials.N10:Materials.N13" chart:label-cell-address="Materials.N1:Materials.N1" chart:class="chart:bar">
            <chart:data-point chart:repeated="4"/>
          </chart:series>
          <chart:series chart:style-name="ch11" chart:values-cell-range-address="Materials.O10:Materials.O13" chart:label-cell-address="Materials.O1:Materials.O1" chart:class="chart:bar">
            <chart:data-point chart:repeated="4"/>
          </chart:series>
          <chart:series chart:style-name="ch12" chart:values-cell-range-address="Materials.P10:Materials.P13" chart:label-cell-address="Materials.P1:Materials.P1" chart:class="chart:bar">
            <chart:data-point chart:repeated="4"/>
          </chart:series>
          <chart:series chart:style-name="ch13" chart:values-cell-range-address="Materials.Q10:Materials.Q13" chart:label-cell-address="Materials.Q1:Materials.Q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2.7828">
                <text:p>2.7828</text:p>
                <draw:g>
                  <svg:desc>Materials.K10:Materials.K13</svg:desc>
                </draw:g>
              </table:table-cell>
              <table:table-cell office:value-type="float" office:value="3.47851">
                <text:p>3.47851</text:p>
                <draw:g>
                  <svg:desc>Materials.L10:Materials.L13</svg:desc>
                </draw:g>
              </table:table-cell>
              <table:table-cell office:value-type="float" office:value="3.47851">
                <text:p>3.47851</text:p>
                <draw:g>
                  <svg:desc>Materials.M10:Materials.M13</svg:desc>
                </draw:g>
              </table:table-cell>
              <table:table-cell office:value-type="float" office:value="3.47851">
                <text:p>3.47851</text:p>
                <draw:g>
                  <svg:desc>Materials.N10:Materials.N13</svg:desc>
                </draw:g>
              </table:table-cell>
              <table:table-cell office:value-type="float" office:value="3.47851">
                <text:p>3.47851</text:p>
                <draw:g>
                  <svg:desc>Materials.O10:Materials.O13</svg:desc>
                </draw:g>
              </table:table-cell>
              <table:table-cell office:value-type="float" office:value="3.47851">
                <text:p>3.47851</text:p>
                <draw:g>
                  <svg:desc>Materials.P10:Materials.P13</svg:desc>
                </draw:g>
              </table:table-cell>
              <table:table-cell office:value-type="float" office:value="3.47851">
                <text:p>3.47851</text:p>
                <draw:g>
                  <svg:desc>Materials.Q10:Materials.Q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3.66428">
                <text:p>3.66428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419cm" svg:height="5.517cm" xlink:href=".." xlink:type="simple" chart:class="chart:bar" chart:style-name="ch1">
        <chart:legend chart:legend-position="end" svg:x="3.235cm" svg:y="1.463cm" style:legend-expansion="high" chart:style-name="ch2"/>
        <chart:plot-area chart:style-name="ch3" table:cell-range-address="Materials.A15:Materials.A20 Materials.F1:Materials.J1 Materials.F15:Materials.J20" chart:data-source-has-labels="both" svg:x="0.108cm" svg:y="0.11cm" svg:width="3.019cm" svg:height="5.297cm">
          <chart:coordinate-region svg:x="1.032cm" svg:y="0.11cm" svg:width="2.095cm" svg:height="3.587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5:Materials.F20" chart:label-cell-address="Materials.F1:Materials.F1" chart:class="chart:bar">
            <chart:data-point chart:repeated="6"/>
          </chart:series>
          <chart:series chart:style-name="ch8" chart:values-cell-range-address="Materials.G15:Materials.G20" chart:label-cell-address="Materials.G1:Materials.G1" chart:class="chart:bar">
            <chart:data-point chart:repeated="6"/>
          </chart:series>
          <chart:series chart:style-name="ch9" chart:values-cell-range-address="Materials.H15:Materials.H20" chart:label-cell-address="Materials.H1:Materials.H1" chart:class="chart:bar">
            <chart:data-point chart:repeated="6"/>
          </chart:series>
          <chart:series chart:style-name="ch10" chart:values-cell-range-address="Materials.I15:Materials.I20" chart:label-cell-address="Materials.I1:Materials.I1" chart:class="chart:bar">
            <chart:data-point chart:repeated="6"/>
          </chart:series>
          <chart:series chart:style-name="ch11" chart:values-cell-range-address="Materials.J15:Materials.J20" chart:label-cell-address="Materials.J1:Materials.J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5">
                <text:p>5</text:p>
                <draw:g>
                  <svg:desc>Materials.F15:Materials.F20</svg:desc>
                </draw:g>
              </table:table-cell>
              <table:table-cell office:value-type="float" office:value="2">
                <text:p>2</text:p>
                <draw:g>
                  <svg:desc>Materials.G15:Materials.G20</svg:desc>
                </draw:g>
              </table:table-cell>
              <table:table-cell office:value-type="float" office:value="12">
                <text:p>12</text:p>
                <draw:g>
                  <svg:desc>Materials.H15:Materials.H20</svg:desc>
                </draw:g>
              </table:table-cell>
              <table:table-cell office:value-type="float" office:value="2">
                <text:p>2</text:p>
                <draw:g>
                  <svg:desc>Materials.I15:Materials.I20</svg:desc>
                </draw:g>
              </table:table-cell>
              <table:table-cell office:value-type="float" office:value="3.4">
                <text:p>3.4</text:p>
                <draw:g>
                  <svg:desc>Materials.J15:Materials.J20</svg:desc>
                </draw:g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1">
                <text:p>23.1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29cm" svg:height="5.763cm" xlink:href=".." xlink:type="simple" chart:class="chart:bar" chart:style-name="ch1">
        <chart:legend chart:legend-position="end" svg:x="8.334cm" svg:y="1.088cm" style:legend-expansion="high" chart:style-name="ch2"/>
        <chart:plot-area chart:style-name="ch3" table:cell-range-address="Materials.A15:Materials.A20 Materials.K1:Materials.Q1 Materials.K15:Materials.Q20" chart:data-source-has-labels="both" svg:x="0.214cm" svg:y="0.115cm" svg:width="7.906cm" svg:height="5.533cm">
          <chart:coordinate-region svg:x="0.712cm" svg:y="0.314cm" svg:width="7.408cm" svg:height="3.176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5:Materials.K20" chart:label-cell-address="Materials.K1:Materials.K1" chart:class="chart:bar">
            <chart:data-point chart:repeated="6"/>
          </chart:series>
          <chart:series chart:style-name="ch8" chart:values-cell-range-address="Materials.L15:Materials.L20" chart:label-cell-address="Materials.L1:Materials.L1" chart:class="chart:bar">
            <chart:data-point chart:repeated="6"/>
          </chart:series>
          <chart:series chart:style-name="ch9" chart:values-cell-range-address="Materials.M15:Materials.M20" chart:label-cell-address="Materials.M1:Materials.M1" chart:class="chart:bar">
            <chart:data-point chart:repeated="6"/>
          </chart:series>
          <chart:series chart:style-name="ch10" chart:values-cell-range-address="Materials.N15:Materials.N20" chart:label-cell-address="Materials.N1:Materials.N1" chart:class="chart:bar">
            <chart:data-point chart:repeated="6"/>
          </chart:series>
          <chart:series chart:style-name="ch11" chart:values-cell-range-address="Materials.O15:Materials.O20" chart:label-cell-address="Materials.O1:Materials.O1" chart:class="chart:bar">
            <chart:data-point chart:repeated="6"/>
          </chart:series>
          <chart:series chart:style-name="ch12" chart:values-cell-range-address="Materials.P15:Materials.P20" chart:label-cell-address="Materials.P1:Materials.P1" chart:class="chart:bar">
            <chart:data-point chart:repeated="6"/>
          </chart:series>
          <chart:series chart:style-name="ch13" chart:values-cell-range-address="Materials.Q15:Materials.Q20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3.42414">
                <text:p>3.42414</text:p>
                <draw:g>
                  <svg:desc>Materials.K15:Materials.K20</svg:desc>
                </draw:g>
              </table:table-cell>
              <table:table-cell office:value-type="float" office:value="3.42414">
                <text:p>3.42414</text:p>
                <draw:g>
                  <svg:desc>Materials.L15:Materials.L20</svg:desc>
                </draw:g>
              </table:table-cell>
              <table:table-cell office:value-type="float" office:value="2.71863">
                <text:p>2.71863</text:p>
                <draw:g>
                  <svg:desc>Materials.M15:Materials.M20</svg:desc>
                </draw:g>
              </table:table-cell>
              <table:table-cell office:value-type="float" office:value="3.42414">
                <text:p>3.42414</text:p>
                <draw:g>
                  <svg:desc>Materials.N15:Materials.N20</svg:desc>
                </draw:g>
              </table:table-cell>
              <table:table-cell office:value-type="float" office:value="3.42414">
                <text:p>3.42414</text:p>
                <draw:g>
                  <svg:desc>Materials.O15:Materials.O20</svg:desc>
                </draw:g>
              </table:table-cell>
              <table:table-cell office:value-type="float" office:value="3.42414">
                <text:p>3.42414</text:p>
                <draw:g>
                  <svg:desc>Materials.P15:Materials.P20</svg:desc>
                </draw:g>
              </table:table-cell>
              <table:table-cell office:value-type="float" office:value="3.42414">
                <text:p>3.42414</text:p>
                <draw:g>
                  <svg:desc>Materials.Q15:Materials.Q20</svg:desc>
                </draw:g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2.91863">
                <text:p>2.91863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3.10391">
                <text:p>3.10391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3.70391">
                <text:p>3.70391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3.61863">
                <text:p>3.61863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3.81863">
                <text:p>3.81863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108cm" svg:height="6.157cm" xlink:href=".." xlink:type="simple" chart:class="chart:bar" chart:style-name="ch1">
        <chart:legend chart:legend-position="end" svg:x="4.924cm" svg:y="1.783cm" style:legend-expansion="high" chart:style-name="ch2"/>
        <chart:plot-area chart:style-name="ch3" table:cell-range-address="Materials.A22:Materials.A31 Materials.F1:Materials.J1 Materials.F22:Materials.J31" chart:data-source-has-labels="both" svg:x="0.142cm" svg:y="0.123cm" svg:width="4.64cm" svg:height="5.911cm">
          <chart:coordinate-region svg:x="1.343cm" svg:y="0.322cm" svg:width="3.416cm" svg:height="3.741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22:Materials.F31" chart:label-cell-address="Materials.F1:Materials.F1" chart:class="chart:bar">
            <chart:data-point chart:repeated="10"/>
          </chart:series>
          <chart:series chart:style-name="ch8" chart:values-cell-range-address="Materials.G22:Materials.G31" chart:label-cell-address="Materials.G1:Materials.G1" chart:class="chart:bar">
            <chart:data-point chart:repeated="10"/>
          </chart:series>
          <chart:series chart:style-name="ch9" chart:values-cell-range-address="Materials.H22:Materials.H31" chart:label-cell-address="Materials.H1:Materials.H1" chart:class="chart:bar">
            <chart:data-point chart:repeated="10"/>
          </chart:series>
          <chart:series chart:style-name="ch10" chart:values-cell-range-address="Materials.I22:Materials.I31" chart:label-cell-address="Materials.I1:Materials.I1" chart:class="chart:bar">
            <chart:data-point chart:repeated="10"/>
          </chart:series>
          <chart:series chart:style-name="ch11" chart:values-cell-range-address="Materials.J22:Materials.J31" chart:label-cell-address="Materials.J1:Materials.J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12">
                <text:p>12</text:p>
                <draw:g>
                  <svg:desc>Materials.F22:Materials.F31</svg:desc>
                </draw:g>
              </table:table-cell>
              <table:table-cell office:value-type="float" office:value="4">
                <text:p>4</text:p>
                <draw:g>
                  <svg:desc>Materials.G22:Materials.G31</svg:desc>
                </draw:g>
              </table:table-cell>
              <table:table-cell office:value-type="float" office:value="17.2">
                <text:p>17.2</text:p>
                <draw:g>
                  <svg:desc>Materials.H22:Materials.H31</svg:desc>
                </draw:g>
              </table:table-cell>
              <table:table-cell office:value-type="float" office:value="4">
                <text:p>4</text:p>
                <draw:g>
                  <svg:desc>Materials.I22:Materials.I31</svg:desc>
                </draw:g>
              </table:table-cell>
              <table:table-cell office:value-type="float" office:value="3.8">
                <text:p>3.8</text:p>
                <draw:g>
                  <svg:desc>Materials.J22:Materials.J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1.5">
                <text:p>21.5</text:p>
              </table:table-cell>
              <table:table-cell office:value-type="float" office:value="7">
                <text:p>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.3">
                <text:p>29.3</text:p>
              </table:table-cell>
              <table:table-cell office:value-type="float" office:value="11">
                <text:p>1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9.9">
                <text:p>29.9</text:p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012cm" svg:height="6.215cm" xlink:href=".." xlink:type="simple" chart:class="chart:bar" chart:style-name="ch1">
        <chart:legend chart:legend-position="end" svg:x="7.617cm" svg:y="1.314cm" style:legend-expansion="high" chart:style-name="ch2"/>
        <chart:plot-area chart:style-name="ch3" table:cell-range-address="Materials.A22:Materials.A31 Materials.K1:Materials.Q1 Materials.K22:Materials.Q31" chart:data-source-has-labels="both" svg:x="0.2cm" svg:y="0.124cm" svg:width="7.217cm" svg:height="5.967cm">
          <chart:coordinate-region svg:x="1.288cm" svg:y="0.323cm" svg:width="6.129cm" svg:height="3.797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22:Materials.K31" chart:label-cell-address="Materials.K1:Materials.K1" chart:class="chart:bar">
            <chart:data-point chart:repeated="10"/>
          </chart:series>
          <chart:series chart:style-name="ch8" chart:values-cell-range-address="Materials.L22:Materials.L31" chart:label-cell-address="Materials.L1:Materials.L1" chart:class="chart:bar">
            <chart:data-point chart:repeated="10"/>
          </chart:series>
          <chart:series chart:style-name="ch9" chart:values-cell-range-address="Materials.M22:Materials.M31" chart:label-cell-address="Materials.M1:Materials.M1" chart:class="chart:bar">
            <chart:data-point chart:repeated="10"/>
          </chart:series>
          <chart:series chart:style-name="ch10" chart:values-cell-range-address="Materials.N22:Materials.N31" chart:label-cell-address="Materials.N1:Materials.N1" chart:class="chart:bar">
            <chart:data-point chart:repeated="10"/>
          </chart:series>
          <chart:series chart:style-name="ch11" chart:values-cell-range-address="Materials.O22:Materials.O31" chart:label-cell-address="Materials.O1:Materials.O1" chart:class="chart:bar">
            <chart:data-point chart:repeated="10"/>
          </chart:series>
          <chart:series chart:style-name="ch12" chart:values-cell-range-address="Materials.P22:Materials.P31" chart:label-cell-address="Materials.P1:Materials.P1" chart:class="chart:bar">
            <chart:data-point chart:repeated="10"/>
          </chart:series>
          <chart:series chart:style-name="ch13" chart:values-cell-range-address="Materials.Q22:Materials.Q31" chart:label-cell-address="Materials.Q1:Materials.Q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3.06108">
                <text:p>3.06108</text:p>
                <draw:g>
                  <svg:desc>Materials.K22:Materials.K31</svg:desc>
                </draw:g>
              </table:table-cell>
              <table:table-cell office:value-type="float" office:value="3.82636">
                <text:p>3.82636</text:p>
                <draw:g>
                  <svg:desc>Materials.L22:Materials.L31</svg:desc>
                </draw:g>
              </table:table-cell>
              <table:table-cell office:value-type="float" office:value="3.82636">
                <text:p>3.82636</text:p>
                <draw:g>
                  <svg:desc>Materials.M22:Materials.M31</svg:desc>
                </draw:g>
              </table:table-cell>
              <table:table-cell office:value-type="float" office:value="3.82636">
                <text:p>3.82636</text:p>
                <draw:g>
                  <svg:desc>Materials.N22:Materials.N31</svg:desc>
                </draw:g>
              </table:table-cell>
              <table:table-cell office:value-type="float" office:value="3.82636">
                <text:p>3.82636</text:p>
                <draw:g>
                  <svg:desc>Materials.O22:Materials.O31</svg:desc>
                </draw:g>
              </table:table-cell>
              <table:table-cell office:value-type="float" office:value="3.82636">
                <text:p>3.82636</text:p>
                <draw:g>
                  <svg:desc>Materials.P22:Materials.P31</svg:desc>
                </draw:g>
              </table:table-cell>
              <table:table-cell office:value-type="float" office:value="3.82636">
                <text:p>3.82636</text:p>
                <draw:g>
                  <svg:desc>Materials.Q22:Materials.Q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472cm" svg:height="5.32cm" xlink:href=".." xlink:type="simple" chart:class="chart:bar" chart:style-name="ch1">
        <chart:legend chart:legend-position="end" svg:x="8.077cm" svg:y="0.867cm" style:legend-expansion="high" chart:style-name="ch2"/>
        <chart:plot-area chart:style-name="ch3" table:cell-range-address="Materials.A33:Materials.A38 Materials.K1:Materials.Q1 Materials.K33:Materials.Q38" chart:data-source-has-labels="both" svg:x="0.209cm" svg:y="0.106cm" svg:width="7.659cm" svg:height="5.108cm">
          <chart:coordinate-region svg:x="0.645cm" svg:y="0.305cm" svg:width="7.223cm" svg:height="3.049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3:Materials.K38" chart:label-cell-address="Materials.K1:Materials.K1" chart:class="chart:bar">
            <chart:data-point chart:repeated="6"/>
          </chart:series>
          <chart:series chart:style-name="ch8" chart:values-cell-range-address="Materials.L33:Materials.L38" chart:label-cell-address="Materials.L1:Materials.L1" chart:class="chart:bar">
            <chart:data-point chart:repeated="6"/>
          </chart:series>
          <chart:series chart:style-name="ch9" chart:values-cell-range-address="Materials.M33:Materials.M38" chart:label-cell-address="Materials.M1:Materials.M1" chart:class="chart:bar">
            <chart:data-point chart:repeated="6"/>
          </chart:series>
          <chart:series chart:style-name="ch10" chart:values-cell-range-address="Materials.N33:Materials.N38" chart:label-cell-address="Materials.N1:Materials.N1" chart:class="chart:bar">
            <chart:data-point chart:repeated="6"/>
          </chart:series>
          <chart:series chart:style-name="ch11" chart:values-cell-range-address="Materials.O33:Materials.O38" chart:label-cell-address="Materials.O1:Materials.O1" chart:class="chart:bar">
            <chart:data-point chart:repeated="6"/>
          </chart:series>
          <chart:series chart:style-name="ch12" chart:values-cell-range-address="Materials.P33:Materials.P38" chart:label-cell-address="Materials.P1:Materials.P1" chart:class="chart:bar">
            <chart:data-point chart:repeated="6"/>
          </chart:series>
          <chart:series chart:style-name="ch13" chart:values-cell-range-address="Materials.Q33:Materials.Q3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4.41443">
                <text:p>4.41443</text:p>
                <draw:g>
                  <svg:desc>Materials.K33:Materials.K38</svg:desc>
                </draw:g>
              </table:table-cell>
              <table:table-cell office:value-type="float" office:value="4.41443">
                <text:p>4.41443</text:p>
                <draw:g>
                  <svg:desc>Materials.L33:Materials.L38</svg:desc>
                </draw:g>
              </table:table-cell>
              <table:table-cell office:value-type="float" office:value="4.41443">
                <text:p>4.41443</text:p>
                <draw:g>
                  <svg:desc>Materials.M33:Materials.M38</svg:desc>
                </draw:g>
              </table:table-cell>
              <table:table-cell office:value-type="float" office:value="4.41443">
                <text:p>4.41443</text:p>
                <draw:g>
                  <svg:desc>Materials.N33:Materials.N38</svg:desc>
                </draw:g>
              </table:table-cell>
              <table:table-cell office:value-type="float" office:value="4.41443">
                <text:p>4.41443</text:p>
                <draw:g>
                  <svg:desc>Materials.O33:Materials.O38</svg:desc>
                </draw:g>
              </table:table-cell>
              <table:table-cell office:value-type="float" office:value="3.53154">
                <text:p>3.53154</text:p>
                <draw:g>
                  <svg:desc>Materials.P33:Materials.P38</svg:desc>
                </draw:g>
              </table:table-cell>
              <table:table-cell office:value-type="float" office:value="4.41443">
                <text:p>4.41443</text:p>
                <draw:g>
                  <svg:desc>Materials.Q33:Materials.Q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